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11.434cm" fo:min-width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4.079cm" svg:height="11.684cm" svg:x="1.524cm" svg:y="2.794cm">
          <draw:text-box>
            <text:p>text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0T16:21:13.186527770</meta:creation-date>
    <meta:generator>LibreOffice/6.2.7.1$Linux_X86_64 LibreOffice_project/20$Build-1</meta:generator>
    <dc:date>2020-09-25T16:59:21.263929505</dc:date>
    <meta:editing-duration>PT1M53S</meta:editing-duration>
    <meta:editing-cycles>6</meta:editing-cycles>
    <meta:document-statistic meta:object-count="24"/>
  </office:meta>
</office:document-meta>
</file>